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rebutecht" svg:font-family="Trebutech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rebutecht" fo:font-size="10pt" fo:language="sl" fo:country="SI" officeooo:rsid="00046f76" officeooo:paragraph-rsid="00046f76" style:font-size-asian="10pt" style:font-size-complex="10pt"/>
    </style:style>
    <style:style style:name="P2" style:family="paragraph" style:parent-style-name="Standard">
      <style:paragraph-properties fo:line-height="150%" fo:text-align="justify" style:justify-single-word="false"/>
      <style:text-properties style:font-name="Trebutecht" fo:font-size="10pt" fo:language="sl" fo:country="SI" officeooo:rsid="00046f76" officeooo:paragraph-rsid="00098b06" style:font-size-asian="10pt" style:font-size-complex="10pt"/>
    </style:style>
    <style:style style:name="P3" style:family="paragraph" style:parent-style-name="Standard">
      <style:paragraph-properties fo:line-height="150%" fo:text-align="justify" style:justify-single-word="false"/>
      <style:text-properties style:font-name="Trebutecht" fo:font-size="10pt" officeooo:paragraph-rsid="00058fe3" style:font-size-asian="10pt" style:font-size-complex="10pt"/>
    </style:style>
    <style:style style:name="T1" style:family="text">
      <style:text-properties officeooo:rsid="00058fe3"/>
    </style:style>
    <style:style style:name="T2" style:family="text">
      <style:text-properties fo:language="sl" fo:country="SI" officeooo:rsid="00046f76"/>
    </style:style>
    <style:style style:name="T3" style:family="text">
      <style:text-properties fo:language="sl" fo:country="SI" officeooo:rsid="00058fe3"/>
    </style:style>
    <style:style style:name="T4" style:family="text">
      <style:text-properties fo:language="sl" fo:country="SI" officeooo:rsid="0007c803"/>
    </style:style>
    <style:style style:name="T5" style:family="text">
      <style:text-properties fo:language="sl" fo:country="SI" officeooo:rsid="00098b06"/>
    </style:style>
    <style:style style:name="T6" style:family="text">
      <style:text-properties fo:language="sl" fo:country="SI" officeooo:rsid="000b3105"/>
    </style:style>
    <style:style style:name="T7" style:family="text">
      <style:text-properties fo:font-style="italic" style:font-style-asian="italic" style:font-style-complex="italic"/>
    </style:style>
    <style:style style:name="T8" style:family="text">
      <style:text-properties officeooo:rsid="0007c803"/>
    </style:style>
    <style:style style:name="T9" style:family="text">
      <style:text-properties officeooo:rsid="00098b06"/>
    </style:style>
    <style:style style:name="T10" style:family="text">
      <style:text-properties officeooo:rsid="000b31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voje raziskovanje na temo doktorske naloge sem pričela v oktobru 2016. V <text:span text:style-name="T9">prvem letu smo se posvetili raziskovanju vpliva uporabe genomske informacije v rejski shemi za govedo na genetski napredek, genetsko variabilnosti in učinkovitost pretvorbe genetske variabilnosti v genetski napredek. </text:span>Po vzoru govedorejskih programov smo razvili <text:span text:style-name="T9">stohastičen </text:span>simulator rejskega programa, <text:span text:style-name="T9">za simulacijo genomskih in rodovniških podatkov,</text:span> ki je vključeval vse rejske aktivnosti . Simulator je bil razvit kot Python program in je povezoval program AlphaSim za stohastično simulacijo genomov in p<text:span text:style-name="T8">ro</text:span>gram blupf90 za oceno plemenskih vrednosti. <text:span text:style-name="T9">Parametri populacije so bili povzeti po</text:span> realnih podatkov slovensk<text:span text:style-name="T9">e</text:span> populacij<text:span text:style-name="T9">e rjave</text:span> govedi. <text:span text:style-name="T9">Najprej smo </text:span>oblikovali naprej pet scenarijev, ki so se razlikovali v uporabi genomske informacije <text:span text:style-name="T9">oz. genomsko testiranih očetov</text:span> v štirih selekcijskih poteh (matere mater, matere očetov, očetje mater in očetje očetov). <text:span text:style-name="T1">Vsi ti scenariji so implementirali selekcijo nad mejno vrednostjo, kjer smo kot starše odbrali živali z najboljšimi genetskimi vrednostmi.</text:span> <text:span text:style-name="T10">Rezultati so pokazali, da hibridna uporaba klasično in genomsko testiranih očetov zagotavlja največjo učinkovitost pretvorbe. </text:span>Na koncu prvega letnika doktorskega študija smo dobili prve rezultate o učinkovitost testiranih scenarijev, kar sem predstavila tudi na 6. Kolokviju iz genetike, ki je septembra 2017 potekal v Ljubljani. V drugem letniku sem se udeležila tudi strokovnega izobraževanja iz Bayes statistike, ki je julija 2019 potekal v Padovi.</text:p>
      <text:p text:style-name="P1"/>
      <text:p text:style-name="P1">V drugem letniku smo se posvetili nadgradnji simulatorja in testiranju dodatnih scenarijev. Python simulator <text:span text:style-name="T9">smo nadgradili</text:span>, da je omogočil testiranje druge spremenljivke, in sicer čas in obseg uporabe genomsko testiranih <text:span text:style-name="T9">očetov</text:span>. <text:span text:style-name="T9">Skupno smo tako testirali 15 scenarijev v 20 ponovitvah. </text:span>Skupne rezultate vpliva načina uporabe genomske informacije in obsega ter časa uporabe genomsko testiranih živali sem januarja 2018 predstavila na svetovnem genetskem kongresu WCGALP 2018 na Novi Zelandiji. </text:p>
      <text:p text:style-name="P3"><text:span text:style-name="T2"/></text:p>
      <text:p text:style-name="P3"><text:span text:style-name="T2">V nadaljevanju smo se posvetili optimizacij</text:span><text:span text:style-name="T5">i</text:span><text:span text:style-name="T2"> rejskih shem in </text:span><text:span text:style-name="T3">v </text:span><text:span text:style-name="T4">primerjavo</text:span><text:span text:style-name="T2"> že testiranim scenarije</text:span><text:span text:style-name="T3">m</text:span><text:span text:style-name="T2"> postavili scenarije </text:span><text:span text:style-name="T6">s selekcijo z optimiziranimi prispevki. Le-ta ima dva cilja optimizacije, in sicer poleg maksimiranja genetskega napredka tudi minimiziranje sorodstva med živalmi.</text:span><text:span text:style-name="T2"> Najprej </text:span><text:span text:style-name="T5">smo</text:span><text:span text:style-name="T2"> </text:span><text:span text:style-name="T5">nadgradili</text:span><text:span text:style-name="T2"> simulator </text:span><text:span text:style-name="T5">in vanj </text:span><text:span text:style-name="T2">komponiral</text:span><text:span text:style-name="T6">i</text:span><text:span text:style-name="T2"> AlphaMate program za hevristično optimizacijo pris</text:span><text:span text:style-name="T5">pe</text:span><text:span text:style-name="T2">vkov živali in parjenj. V naslednjem koraku smo razvili scenarije, ki so </text:span><text:span text:style-name="T6">optimizirali prispevke podazmenih očetov. Scenariji so se razlikovali v cilju optimizacije, </text:span><text:span text:style-name="T3">t. j.</text:span><text:span text:style-name="T2"> </text:span><text:span text:style-name="T6">V razmerju</text:span><text:span text:style-name="T5"> med med </text:span><text:span text:style-name="T2">tež</text:span><text:span text:style-name="T5">o</text:span><text:span text:style-name="T2"> </text:span><text:span text:style-name="T5">za </text:span><text:span text:style-name="T2">maksimiranje genetskega napredka in </text:span><text:span text:style-name="T5">z</text:span><text:span text:style-name="T2">a zmanjševanje inbridinga. Rezultati so pokazali, da lahko z optimizacijo </text:span><text:span text:style-name="T3">prispevkov </text:span><text:span text:style-name="T2">povečamo genetski napredek in pa učinkovitost vseh pre</text:span><text:span text:style-name="T3">dh</text:span><text:span text:style-name="T2">odno testiranih scenarij</text:span><text:span text:style-name="T3">ev selekcijo nad mejno vrednostjo</text:span><text:span text:style-name="T2">. Konec drugega letnika sem skupne rezultate predstavila na letnem sestanku Evropske asociacije za živalsko proizvodnjo EAAP, ki je avgusta 2018 potekal v Dubrovniku. V drugem letniku sem v okviru predmetov doktorksgea študija raziskovala tudi primerjavo med uporabo determinističnih algoritmov (program optiSel) in hevrističnih algoritmov (program AlphaMate) za optimizacijo prispevkov in parjenj. Poleg tega sem v sodelovanju s profesorjema Mraz in Moškon iz Fakultete za računalništvo raziskovala tudi uporabo genetskega </text:span><text:soft-page-break/><text:span text:style-name="T2">havetističniega algoritma za optimizacijo sestave trening populacije za genomsko napoved. Konec drugega letnika smo pričeli pripravljati tudi članek dotedanjih rezultatov, </text:span><text:span text:style-name="T3">z naslovom </text:span><text:bookmark text:name="page-title"/><text:span text:style-name="T7">Efficient use of genomic information for sustainable genetic improvement in small cattle populations,</text:span><text:span text:style-name="T2"> ki je bil </text:span><text:span text:style-name="T3">aprila 2019 </text:span><text:span text:style-name="T2">poslan v Journal of Dairy Science in </text:span><text:span text:style-name="T3">bil juoija 2019</text:span><text:span text:style-name="T2"> sprejet v isto revijo. </text:span></text:p>
      <text:p text:style-name="P3"><text:span text:style-name="T2"/></text:p>
      <text:p text:style-name="P3"><text:span text:style-name="T2">V tretjem letniku sem se tako posvečala pripravi navedenega članka, razvijanju programa AlphaPart in razvijanju tretje komponente mojega </text:span><text:span text:style-name="T4">doktorskega</text:span><text:span text:style-name="T2"> dela, in sicer ekonomsk</text:span><text:span text:style-name="T3">e</text:span><text:span text:style-name="T2"> učinkovitost scen</text:span><text:span text:style-name="T3">a</text:span><text:span text:style-name="T2">rijev. S prof. Gorjancem sva razvila R-paket AlphaPart, ki omogoča particijo genetskih trendov na različne skupine izvora. </text:span><text:span text:style-name="T6">AlphaPart je oblikovan kot R-paket in je prosto dostopen na repozitoriju R paketov CRAN. </text:span><text:span text:style-name="T2">V nadaljevanju sem se posvetila pripravi članka za program, ki bo poslan v revijo Animal. Poleg tega sem pripravila scenarije za testiranje ekonomske učinkovitosti scenarijev, kjer izvedemo prerazporeditev sredstec iz zbiranja podatkov v genotipizacijo. Za ta namen sem nadgradila razvit Python simulator, da omogoča diferenčno zbiranje podatkov in pa diferečno genotipiziranje. Konec 3. letnika sem dotedanje rezultate predstavila na letnem sestanku EAAP, ki je avgusta 2019 potekal v Gentu v Belgiji. Septembra in avgusta 2019 sem bila na raziskovalnem obisku na Roslin inšitutu, za kar sem pridobila štipendijo Ameriško-slovenske izobraževalne fundacije (ASEF). Na Roslinu sem delala v labotariju prof. Gorjanc in prof. Hickeya, v tem času pa sem pridobila tudi prve rezutltate scenrijev z prerazporeditvijo sredste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rebutecht" svg:font-family="Trebutech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08:35:26.582503664</meta:creation-date>
    <dc:date>2019-10-28T19:42:43.564320928</dc:date>
    <meta:editing-duration>P5DT12M42S</meta:editing-duration>
    <meta:editing-cycles>4</meta:editing-cycles>
    <meta:generator>LibreOffice/5.1.6.2$Linux_X86_64 LibreOffice_project/10m0$Build-2</meta:generator>
    <meta:document-statistic meta:table-count="0" meta:image-count="0" meta:object-count="0" meta:page-count="2" meta:paragraph-count="4" meta:word-count="683" meta:character-count="4974" meta:non-whitespace-character-count="4293"/>
  </office:meta>
</office:document-meta>
</file>